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Times New Roman" fo:font-size="10.5pt" fo:letter-spacing="normal" fo:font-style="normal" fo:font-weight="normal"/>
    </style:style>
    <style:style style:name="P4" style:family="paragraph" style:parent-style-name="Heading_20_1">
      <style:text-properties fo:font-variant="normal" fo:text-transform="none" fo:color="#000000" style:font-name="Times New Roman" fo:font-size="13.5pt" fo:letter-spacing="normal" fo:font-style="normal" fo:font-weight="normal"/>
    </style:style>
    <style:style style:name="P5"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Times New Roman" fo:font-size="12pt" fo:letter-spacing="normal" fo:font-style="normal"/>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8"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fo:color="#ce181e"/>
    </style:style>
    <style:style style:name="T2" style:family="text">
      <style:text-properties style:font-name="Times New Roman"/>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a xlink:type="simple" xlink:href="https://rockingsoccer.com/lv/futbols/help/home/category-10/article-24" text:style-name="Internet_20_link" text:visited-style-name="Visited_20_Internet_20_Link">https://rockingsoccer.com/lv/futbols/help/home/category-10/article-24</text:a></text:h>
      <text:h text:style-name="P4" text:outline-level="1">Fani: Biļešu pārdošana</text:h>
      <text:p text:style-name="P3">Biļešu pārdošana ir veids kā lielākā ātrumā palielināt līdzjutēju skaitu salīdzinājumā kā parastā situācijā.</text:p>
      <text:p text:style-name="P3">Katrai mājas spēlei tiek piešķirtas <office:annotation office:name="__Annotation__5_3222585633"><dc:creator>Nezināms autors</dc:creator><dc:date>2018-11-11T11:29:01.382000000</dc:date><text:p text:style-name="P6"><text:span text:style-name="T3">komats</text:span></text:p></office:annotation>biļetes kuras<office:annotation-end office:name="__Annotation__5_3222585633"/> tu vari pārdot saviem draugiem aizsūtot saiti. Ja viņi nolems uzspiest uz pogas "pirkt biļeti", tad saņemsi papildus fanus un spēles apmeklētājus.</text:p>
      <text:h text:style-name="P5" text:outline-level="3">Pārdoto biļešu daudzums</text:h>
      <text:p text:style-name="P3">Katru reizi kad kāds uzspiedīs uz tavas saites tu pārdosi vismaz 10 biļetes. Par katru jaunu stadiona līmeni saņemsi vēl papildus pārdotās biļetes.</text:p>
      <text:p text:style-name="P3">Ja tev stadionam ir 1. līmenis, tad <office:annotation office:name="__Annotation__4_3222585633"><dc:creator>Nezināms autors</dc:creator><dc:date>2018-11-11T11:27:10.381000000</dc:date><text:p text:style-name="P7"><text:span text:style-name="T3">pārdosi</text:span></text:p></office:annotation><text:span text:style-name="T1">pādosi</text:span><office:annotation-end office:name="__Annotation__4_3222585633"/> vismaz 10 biļetes. Ja 2. līmenis, tad vismaz 15 biļetes un utt.</text:p>
      <text:p text:style-name="P3">Uz katru spēli biļetes var iegādāties 10 draugi. Kā arī tu vari <text:span text:style-name="T1"><office:annotation office:name="__Annotation__2_3222585633"><dc:creator>Nezināms autors</dc:creator><dc:date>2018-11-11T11:26:52.630000000</dc:date><text:p text:style-name="P8"><text:span text:style-name="T3">pārdot</text:span></text:p></office:annotation></text:span><text:span text:style-name="T1">pādot</text:span><office:annotation-end office:name="__Annotation__2_3222585633"/> biļetes vienreiz no katras IP adreses.</text:p>
      <text:h text:style-name="P5" text:outline-level="3">Popularitātes palielināšana</text:h>
      <text:p text:style-name="P3">Par katru pārdoto biļeti saņemsi vienu parasto fanu. Parastais fans ir 4 punktu vērts. Piemēram, ja kāds nopērk 10 biļetes, tad popularitāte tiek palielināta par 40 punktiem.</text:p>
      <text:p text:style-name="P3">Kad kāds pirmo reizi nopērk biļeti uz tavu spēli, 5 no jaunajiem faniem būs fanu kluba locekļi, kas ir labākais fanu veids. Fanu kluba biedri ir vērti 25 popularitātes punktus, tātad jūs varat saņemt popularitātes pieaugumu 125.</text:p>
      <text:p text:style-name="P3">Jūs vienmēr saņemsiet tikai 5 fanu kluba biedrus, ja jūs pārdosiet vairāk biļetes, pārējie no viņiem būs parastie fani. Ja jūsu stadionam ir <text:span text:style-name="T1"><office:annotation office:name="__Annotation__6_3222585633"><dc:creator>Nezināms autors</dc:creator><dc:date>2018-11-11T11:32:03.285000000</dc:date><text:p text:style-name="P6"><text:span text:style-name="T3">3.</text:span></text:p></office:annotation></text:span><text:span text:style-name="T1">3</text:span><office:annotation-end office:name="__Annotation__6_3222585633"/> līmenis un jūs pārdodat 20 biļetes jaunam lietotājam, jūs saņemsiet 5 fanu kluba biedrus un 15 parastos fanus.</text:p>
      <text:p text:style-name="P3">Ja jūs jau esat pārdevis biļetes 10 cilvēkiem, jūsu spēle ir izpārdota. Jūs tomēr joprojām <text:span text:style-name="T1"><office:annotation office:name="__Annotation__7_3222585633"><dc:creator>Nezināms autors</dc:creator><dc:date>2018-11-11T11:32:57.518000000</dc:date><text:p text:style-name="P7"><text:span text:style-name="T3">varat</text:span></text:p></office:annotation></text:span><text:span text:style-name="T1">var</text:span><office:annotation-end office:name="__Annotation__7_3222585633"/> pārdot biļetes cilvēkiem, kas nekad nav iegādājušies biļeti uz jūsu spēli pirms tam. Šajā gadījumā labākās biļetes aizvietos tās biļetes, kas bija pārdotas <office:annotation office:name="__Annotation__8_3222585633"><dc:creator>Nezināms autors</dc:creator><dc:date>2018-11-11T11:33:44.871000000</dc:date><text:p text:style-name="P6"><text:span text:style-name="T3">komats</text:span></text:p></office:annotation>cilvēkiem kuri<office:annotation-end office:name="__Annotation__8_3222585633"/> jau vairākkārt ir pirkuši biļetes uz jūsu spēlēm, tātad jūs joprojām varat saņemt fanu kluba fanus par jauniem apmeklētājiem.</text:p>
      <text:h text:style-name="P5" text:outline-level="3">Biļešu pirkšana uz savu spēli</text:h>
      <text:p text:style-name="P3">Ir atļauts pirkt biļetes uz savu spēli. To pat ir ieteicams darīt. Jūs varat dabūt vēl vairāk fanu uz spēli, ja <office:annotation office:name="__Annotation__9_3222585633"><dc:creator>Nezināms autors</dc:creator><dc:date>2018-11-11T11:34:23.406000000</dc:date><text:p text:style-name="P6"><text:span text:style-name="T3">komats</text:span></text:p></office:annotation>panākat ka<office:annotation-end office:name="__Annotation__9_3222585633"/> citi menedžeri izpērk jūsu biļetes uzspiežot uz jūsu biļešu saites.</text:p>
      <text:p text:style-name="P3">Ja jums ir Rocking Soccer konts, jums jāielogojas iekšā pirms jūs varat pirkt biļetes uz savu vai citu komandu spēlēm. Ja jūs meklēsiet veidus, kā iegādāties vairāk biļetes uz savām spēlēm, tā tiks uzskatīta par krāpšanos. Ja mēs jūs pieķeram tā darot, mēs varam atņemt fanus no jūsu konta vai arī pat nobanot jūs.</text:p>
      <text:h text:style-name="P5" text:outline-level="3">Uz kurām spēlēm es varu pārdot biļetes?</text:h>
      <text:p text:style-name="P3">Jūs varat sākt tirgot biļetes 72 stundas (3 dienas) pirms mača sākuma.</text:p>
      <text:p text:style-name="P3">Jūs varat tikai pārdot biļetes uz līgas mājas spēlēm. Ja jūsu komanda piedalās izslēgšanas spēles, jūs nevarat pārdot papildus biļetes uz šīm spēlēm.</text:p>
      <text:h text:style-name="P5" text:outline-level="3">Atgriešanās saites</text:h>
      <text:p text:style-name="P3">Ja jūs pērkat biļeti uz kādas citas komandas spēli, jūs varat ievadīt savu biļetes saiti laukā virs "pirkt biļetes" pogas. Ja jūs to izdarāt, tad šīs komandas menedžeris saņem automātisku ziņu ar saites norādi uz jūsu biļešu kasi un tādā veidā viņš var nopirkt biļeti atpakaļ arī uz jūsu spēli.</text:p>
      <text:p text:style-name="P3">Jums jāievada precīza biļetes saite, sākot ar http:// un beidzot ar /fixture ievades laukā.</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1:24:55.724000000</meta:creation-date>
    <dc:date>2018-11-11T11:38:00.076000000</dc:date>
    <meta:editing-duration>PT2M53S</meta:editing-duration>
    <meta:editing-cycles>2</meta:editing-cycles>
    <meta:generator>LibreOffice/6.0.2.1$Windows_X86_64 LibreOffice_project/f7f06a8f319e4b62f9bc5095aa112a65d2f3ac89</meta:generator>
    <meta:document-statistic meta:table-count="0" meta:image-count="0" meta:object-count="0" meta:page-count="2" meta:paragraph-count="22" meta:word-count="480" meta:character-count="3046" meta:non-whitespace-character-count="2588"/>
  </office:meta>
</office:document-meta>
</file>